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96bd" officeooo:paragraph-rsid="000996bd" style:font-size-asian="15pt" style:font-size-complex="15pt"/>
    </style:style>
    <style:style style:name="T1" style:family="text">
      <style:text-properties officeooo:rsid="000be1ce"/>
    </style:style>
    <style:style style:name="T2" style:family="text">
      <style:text-properties officeooo:rsid="000c2b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<text:span text:style-name="T2">rol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8T16:06:03.671755288</meta:creation-date>
    <dc:date>2023-03-09T08:03:59.346321406</dc:date>
    <meta:editing-duration>PT3M5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